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weight="bold" style:font-name-asian="Arial1" style:font-weight-asian="bold" style:font-name-complex="Arial1" style:font-weight-complex="bold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Negative Base Number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(-10)<text:span text:style-name="T1">3</text:span></text:p>
          </table:table-cell>
          <table:table-cell table:style-name="ce1" office:value-type="string">
            <text:p>(-10)<text:span text:style-name="T1">2</text:span></text:p>
          </table:table-cell>
          <table:table-cell table:style-name="ce1" office:value-type="string">
            <text:p>(-10)<text:span text:style-name="T2">1</text:span></text:p>
          </table:table-cell>
          <table:table-cell table:style-name="ce1" office:value-type="string">
            <text:p>(-10)<text:span text:style-name="T2">0</text:span></text:p>
          </table:table-cell>
          <table:table-cell table:style-name="ce2" office:value-type="string">
            <text:p>∑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9">
            <text:p>-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-18">
            <text:p>-1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7">
            <text:p>-1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4">
            <text:p>-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-13">
            <text:p>-1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9">
            <text:p>-2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27">
            <text:p>-2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26">
            <text:p>-2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21">
            <text:p>-2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39">
            <text:p>-3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38">
            <text:p>-3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37">
            <text:p>-3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36">
            <text:p>-3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34">
            <text:p>-3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-33">
            <text:p>-3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49">
            <text:p>-4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47">
            <text:p>-4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6">
            <text:p>-4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45">
            <text:p>-4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44">
            <text:p>-4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43">
            <text:p>-4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42">
            <text:p>-4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59">
            <text:p>-5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58">
            <text:p>-5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57">
            <text:p>-5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-55">
            <text:p>-5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-54">
            <text:p>-5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53">
            <text:p>-5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-52">
            <text:p>-5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-51">
            <text:p>-5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70">
            <text:p>-7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69">
            <text:p>-6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68">
            <text:p>-6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67">
            <text:p>-6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66">
            <text:p>-6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65">
            <text:p>-6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64">
            <text:p>-6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-63">
            <text:p>-6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62">
            <text:p>-6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61">
            <text:p>-6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79">
            <text:p>-7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78">
            <text:p>-7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77">
            <text:p>-7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76">
            <text:p>-7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74">
            <text:p>-7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73">
            <text:p>-7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71">
            <text:p>-7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89">
            <text:p>-8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87">
            <text:p>-8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-86">
            <text:p>-8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85">
            <text:p>-8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84">
            <text:p>-8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-83">
            <text:p>-8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82">
            <text:p>-8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-81">
            <text:p>-8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9">
            <text:p>9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000">
            <text:p>-10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99">
            <text:p>-99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910">
            <text:p>-910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-909">
            <text:p>-9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1">11.06.2025</text:date>, <text:time>23:0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11T22:36:58.94</meta:creation-date>
    <dc:date>2025-06-11T23:01:47.84</dc:date>
    <meta:editing-duration>PT24M48S</meta:editing-duration>
    <meta:editing-cycles>4</meta:editing-cycles>
    <meta:generator>OpenOffice/4.1.14$Win32 OpenOffice.org_project/4114m1$Build-9811</meta:generator>
    <meta:document-statistic meta:table-count="1" meta:cell-count="953" meta:object-count="0"/>
  </office:meta>
</office:document-meta>
</file>